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4a02" officeooo:paragraph-rsid="00154a02"/>
    </style:style>
    <style:style style:name="P2" style:family="paragraph" style:parent-style-name="Standard">
      <style:text-properties officeooo:rsid="0017f3a8" officeooo:paragraph-rsid="0017f3a8"/>
    </style:style>
    <style:style style:name="P3" style:family="paragraph" style:parent-style-name="Standard">
      <style:text-properties officeooo:rsid="00188a54" officeooo:paragraph-rsid="0019547e"/>
    </style:style>
    <style:style style:name="P4" style:family="paragraph" style:parent-style-name="Standard">
      <style:paragraph-properties fo:break-before="page"/>
      <style:text-properties fo:font-size="14pt" officeooo:rsid="00154a02" officeooo:paragraph-rsid="00154a02" style:font-size-asian="14pt" style:font-size-complex="14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18pt" style:font-size-asian="18pt" style:font-size-complex="18pt"/>
    </style:style>
    <style:style style:name="T1" style:family="text">
      <style:text-properties officeooo:rsid="00168703"/>
    </style:style>
    <style:style style:name="T2" style:family="text">
      <style:text-properties officeooo:rsid="00188a54"/>
    </style:style>
    <style:style style:name="T3" style:family="text">
      <style:text-properties officeooo:rsid="0019547e"/>
    </style:style>
    <style:style style:name="T4" style:family="text">
      <style:text-properties fo:font-size="18pt" style:font-size-asian="18pt" style:font-size-complex="18pt"/>
    </style:style>
    <style:style style:name="gr1" style:family="graphic">
      <style:graphic-properties draw:textarea-horizontal-align="justify" draw:textarea-vertical-align="middle" draw:auto-grow-height="false" fo:min-height="23.813cm" fo:min-width="16.72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4.23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name="Shape1" draw:style-name="gr1" svg:width="16.722cm" svg:height="23.813cm" svg:x="0.113cm" svg:y="0.455cm"><text:p/><draw:enhanced-geometry svg:viewBox="0 0 21600 21600" draw:type="rectangle" draw:enhanced-path="M 0 0 L 21600 0 21600 21600 0 21600 0 0 Z N"/></draw:custom-shape><draw:frame text:anchor-type="paragraph" draw:z-index="1" draw:name="Shape2" draw:style-name="gr2" draw:text-style-name="P6" svg:width="15.214cm" svg:height="4.234cm" svg:x="0.721cm" svg:y="18.738cm"><draw:text-box><text:p text:style-name="P5"><text:span text:style-name="T4">CS23820 – C and C++ programming</text:span></text:p><text:p text:style-name="P5"><text:span text:style-name="T4">C Assignment</text:span></text:p><text:p text:style-name="P5"><text:span text:style-name="T4">Sean Carpenter</text:span></text:p><text:p text:style-name="P5"><text:span text:style-name="T4">sec26@aber.ac.uk</text:span></text:p></draw:text-box></draw:frame></text:p>
      <text:p text:style-name="P4">Justification / evaluation of what I have done with my assignment:</text:p>
      <text:p text:style-name="P1"/>
      <text:p text:style-name="P1">For this justification, I shall go through each part of the assignment criteria and justify why I have designed my program the way I have designed it.</text:p>
      <text:p text:style-name="P1">Starting with the main.c file, I decided to include the entire menu process and structure in the file, as oppose to having it all within a separate file <text:span text:style-name="T1">and only having the function calls in this file. I decided against doing that way I feel that it is easier for myself and possibly other to read and understand what each line of code does , especially after I commented the code to a point where simply reading the code can give you a easier understanding of the code.</text:span></text:p>
      <text:p text:style-name="P1"/>
      <text:p text:style-name="P2">For the traverse.c file, I found this file rather easy to design as I knew the purpose it needed to fulfil. That purpose being, holding the search functions and the related print statement. With the search functions, I decided that checking if the only the left node was empty would be better than simply checking if the id’s match, as I would then have a way to continue / move the node pointer left <text:span text:style-name="T2">or right based on if the node is NULL. The only difference between the two search functions would be the way in which I have them comparing inputted values, to the values in the node. </text:span></text:p>
      <text:p text:style-name="P2"/>
      <text:p text:style-name="P3">For the print.c file, I found that designing the function that prints everything out on the console, and then having a function in which calls the printing function was easier to handle, and also made the file easier to read and comment, as opposed to just having a singular function that handles one small task. This however can be countered, as I could have instead included the function in the traverse function as it relates and works with the functions in there.</text:p>
      <text:p text:style-name="P3"/>
      <text:p text:style-name="P3"><text:s/><text:span text:style-name="T3">As per any good c program, having the definitions header file separate to the rest of the program is easier for anyone to read and therefore understand what the definitions and variables are used for, as they are not defined within areas of the program as and when they are needed. It also makes the code easier to read and understand as they are all in one place and commented with the purpose they have.</text:span></text:p>
      <text:p text:style-name="P3"><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1:38:15.392890769</meta:creation-date>
    <dc:date>2019-12-12T13:13:48.341693095</dc:date>
    <meta:editing-duration>PT4M42S</meta:editing-duration>
    <meta:editing-cycles>1</meta:editing-cycles>
    <meta:document-statistic meta:table-count="0" meta:image-count="0" meta:object-count="0" meta:page-count="2" meta:paragraph-count="7" meta:word-count="392" meta:character-count="2145" meta:non-whitespace-character-count="1756"/>
    <meta:generator>LibreOffice/6.0.7.3$Linux_X86_64 LibreOffice_project/00m0$Build-3</meta:generator>
  </office:meta>
</office:document-meta>
</file>